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F40000033C7EA70AEA.png" manifest:media-type=""/>
  <manifest:file-entry manifest:full-path="Pictures/10000000000003EF000003F1B3E17D2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411cm" svg:height="15.783cm" svg:x="10.867cm" svg:y="-0.012cm">
          <draw:image xlink:href="Pictures/10000000000002F40000033C7EA70AEA.png" xlink:type="simple" xlink:show="embed" xlink:actuate="onLoad">
            <text:p/>
          </draw:image>
        </draw:frame>
        <draw:frame draw:style-name="gr1" draw:text-style-name="P1" draw:layer="layout" svg:width="10.519cm" svg:height="10.54cm" svg:x="0cm" svg:y="1.682cm">
          <draw:image xlink:href="Pictures/10000000000003EF000003F1B3E17D23.png" xlink:type="simple" xlink:show="embed" xlink:actuate="onLoad">
            <text:p/>
          </draw:image>
        </draw:frame>
        <draw:polygon draw:style-name="gr2" draw:text-style-name="P1" draw:layer="layout" svg:width="9.465cm" svg:height="10.523cm" svg:x="0.618cm" svg:y="1.94cm" svg:viewBox="0 0 9466 10524" draw:points="6085,59 1940,0 0,3734 353,8584 1734,10524 8790,8437 9466,7114 9113,2411">
          <text:p/>
        </draw:polygon>
        <draw:polygon draw:style-name="gr2" draw:text-style-name="P1" draw:layer="layout" svg:width="0.716cm" svg:height="0.764cm" svg:x="13.278cm" svg:y="3.821cm" svg:viewBox="0 0 717 765" draw:points="461,4 147,0 0,271 27,624 131,765 666,613 717,517 690,17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4T14:00:19.520069672</meta:creation-date>
    <dc:date>2014-02-24T14:09:46.862422981</dc:date>
    <meta:editing-duration>PT8M13S</meta:editing-duration>
    <meta:editing-cycles>2</meta:editing-cycles>
    <meta:generator>LibreOffice/4.1.1.2$Linux_X86_64 LibreOffice_project/7e4286b58adc75a14f6d83f53a03b6c11fa2903</meta:generator>
    <meta:document-statistic meta:object-count="4"/>
  </office:meta>
</office:document-meta>
</file>